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4.074cm" fo:margin-left="2.224cm" table:align="left"/>
    </style:style>
    <style:style style:name="Таблица1.A" style:family="table-column">
      <style:table-column-properties style:column-width="2.61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7.95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803cm" table:align="right"/>
    </style:style>
    <style:style style:name="Таблица3.A" style:family="table-column">
      <style:table-column-properties style:column-width="2.644cm"/>
    </style:style>
    <style:style style:name="Таблица3.B" style:family="table-column">
      <style:table-column-properties style:column-width="3.524cm"/>
    </style:style>
    <style:style style:name="Таблица3.C" style:family="table-column">
      <style:table-column-properties style:column-width="8.63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4.827cm" table:align="right"/>
    </style:style>
    <style:style style:name="Таблица2.A" style:family="table-column">
      <style:table-column-properties style:column-width="3.059cm"/>
    </style:style>
    <style:style style:name="Таблица2.B" style:family="table-column">
      <style:table-column-properties style:column-width="3.24cm"/>
    </style:style>
    <style:style style:name="Таблица2.C" style:family="table-column">
      <style:table-column-properties style:column-width="8.52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4.827cm" table:align="right"/>
    </style:style>
    <style:style style:name="Таблица4.A" style:family="table-column">
      <style:table-column-properties style:column-width="2.514cm"/>
    </style:style>
    <style:style style:name="Таблица4.B" style:family="table-column">
      <style:table-column-properties style:column-width="2.981cm"/>
    </style:style>
    <style:style style:name="Таблица4.C" style:family="table-column">
      <style:table-column-properties style:column-width="9.33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28.63cm" table:align="margins"/>
    </style:style>
    <style:style style:name="Таблица5.A" style:family="table-column">
      <style:table-column-properties style:column-width="9.543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fd664"/>
    </style:style>
    <style:style style:name="P2" style:family="paragraph" style:parent-style-name="Text_20_body">
      <style:text-properties officeooo:paragraph-rsid="00105b27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officeooo:paragraph-rsid="000fd664"/>
    </style:style>
    <style:style style:name="P4" style:family="paragraph" style:parent-style-name="Text_20_body">
      <style:paragraph-properties fo:background-color="#e6e6e6">
        <style:background-image/>
      </style:paragraph-properties>
      <style:text-properties officeooo:paragraph-rsid="000fd664"/>
    </style:style>
    <style:style style:name="P5" style:family="paragraph" style:parent-style-name="Text_20_body">
      <style:paragraph-properties fo:background-color="#e6e6e6">
        <style:background-image/>
      </style:paragraph-properties>
      <style:text-properties officeooo:paragraph-rsid="00105b27"/>
    </style:style>
    <style:style style:name="P6" style:family="paragraph" style:parent-style-name="Text_20_body">
      <style:paragraph-properties fo:background-color="#e6e6e6">
        <style:background-image/>
      </style:paragraph-properties>
      <style:text-properties officeooo:paragraph-rsid="00106e78"/>
    </style:style>
    <style:style style:name="P7" style:family="paragraph" style:parent-style-name="Table_20_Contents">
      <style:text-properties officeooo:paragraph-rsid="000fd664"/>
    </style:style>
    <style:style style:name="P8" style:family="paragraph" style:parent-style-name="Table_20_Contents">
      <style:text-properties fo:font-weight="bold" officeooo:rsid="00105b27" officeooo:paragraph-rsid="00105b27" style:font-weight-asian="bold" style:font-weight-complex="bold"/>
    </style:style>
    <style:style style:name="P9" style:family="paragraph" style:parent-style-name="Table_20_Contents">
      <style:text-properties fo:font-weight="normal" officeooo:rsid="00105b27" officeooo:paragraph-rsid="00105b27" style:font-weight-asian="normal" style:font-weight-complex="normal"/>
    </style:style>
    <style:style style:name="P10" style:family="paragraph" style:parent-style-name="Table_20_Contents">
      <style:text-properties officeooo:rsid="00105b27" officeooo:paragraph-rsid="00105b27"/>
    </style:style>
    <style:style style:name="P11" style:family="paragraph" style:parent-style-name="Table_20_Contents">
      <style:text-properties officeooo:rsid="00105b27" officeooo:paragraph-rsid="00106e78"/>
    </style:style>
    <style:style style:name="P12" style:family="paragraph" style:parent-style-name="Text_20_body" style:list-style-name="L1">
      <style:text-properties officeooo:paragraph-rsid="000fd664"/>
    </style:style>
    <style:style style:name="P13" style:family="paragraph" style:parent-style-name="Text_20_body" style:list-style-name="L2">
      <style:text-properties officeooo:paragraph-rsid="000fd664"/>
    </style:style>
    <style:style style:name="P14" style:family="paragraph" style:parent-style-name="Text_20_body" style:list-style-name="L3">
      <style:text-properties officeooo:paragraph-rsid="000fd664"/>
    </style:style>
    <style:style style:name="P15" style:family="paragraph" style:parent-style-name="Text_20_body">
      <style:text-properties officeooo:rsid="00106e78" officeooo:paragraph-rsid="00106e78"/>
    </style:style>
    <style:style style:name="P16" style:family="paragraph" style:parent-style-name="Text_20_body">
      <style:text-properties officeooo:rsid="0014222c" officeooo:paragraph-rsid="0014222c"/>
    </style:style>
    <style:style style:name="P17" style:family="paragraph" style:parent-style-name="Heading_20_1">
      <style:text-properties officeooo:paragraph-rsid="000fd664"/>
    </style:style>
    <style:style style:name="P18" style:family="paragraph" style:parent-style-name="Heading_20_2">
      <style:text-properties officeooo:paragraph-rsid="000fd664"/>
    </style:style>
    <style:style style:name="P19" style:family="paragraph" style:parent-style-name="Heading_20_2">
      <style:text-properties officeooo:rsid="00105b27" officeooo:paragraph-rsid="00105b27"/>
    </style:style>
    <style:style style:name="P20" style:family="paragraph" style:parent-style-name="Heading_20_2" style:list-style-name="">
      <style:text-properties officeooo:paragraph-rsid="000fd664"/>
    </style:style>
    <style:style style:name="P21" style:family="paragraph" style:parent-style-name="Heading_20_2">
      <style:paragraph-properties fo:break-before="page"/>
      <style:text-properties officeooo:paragraph-rsid="000fd664"/>
    </style:style>
    <style:style style:name="P22" style:family="paragraph" style:parent-style-name="Heading_20_3">
      <style:text-properties officeooo:paragraph-rsid="000fd664"/>
    </style:style>
    <style:style style:name="P23" style:family="paragraph" style:parent-style-name="Heading_20_3">
      <style:paragraph-properties fo:break-before="page"/>
      <style:text-properties officeooo:paragraph-rsid="000fd664"/>
    </style:style>
    <style:style style:name="T1" style:family="text">
      <style:text-properties officeooo:rsid="00105b27"/>
    </style:style>
    <style:style style:name="T2" style:family="text">
      <style:text-properties officeooo:rsid="00106e78"/>
    </style:style>
    <style:style style:name="T3" style:family="text">
      <style:text-properties officeooo:rsid="0011cabf"/>
    </style:style>
    <style:style style:name="T4" style:family="text">
      <style:text-properties officeooo:rsid="001422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API обмена CRM</text:h>
      <text:p text:style-name="P1"/>
      <text:p text:style-name="P15">Ваш логин (sender) sip секретный ключ jzJUWePY5nhf</text:p>
      <text:p text:style-name="P16">точка входа http://crm.rus-land.su/excapi</text:p>
      <text:h text:style-name="P18" text:outline-level="2">Основные положения:</text:h>
      <text:list xml:id="list6431465565216849236" text:style-name="L1">
        <text:list-item>
          <text:p text:style-name="P12">Для обмена между CRM и <text:span text:style-name="T4">другими информационными системами (далее ИС)</text:span> используется протокол <text:a xlink:type="simple" xlink:href="http://ru.wikipedia.org/wiki/Http">http</text:a> метод POST.</text:p>
        </text:list-item>
        <text:list-item>
          <text:p text:style-name="P12">Инициатором связи <text:span text:style-name="T4">между CRM и ИС </text:span>является <text:span text:style-name="T4">ИС</text:span>. Т.е. она <text:span text:style-name="T4">выступает в роли клиента</text:span>.</text:p>
        </text:list-item>
        <text:list-item>
          <text:p text:style-name="P12">Клиент осуществляет запрос на точку входа, находящую в зоне CRM системы. URL запроса будет выглядеть так: <text:line-break/>http://&lt;путь до корня CRM&gt;/excapi</text:p>
        </text:list-item>
        <text:list-item>
          <text:p text:style-name="P12">Сообщения передаются в модифицированном <text:a xlink:type="simple" xlink:href="http://ru.wikipedia.org/wiki/JSON-RPC">JSON-RCP</text:a> 1.0 .</text:p>
        </text:list-item>
        <text:list-item>
          <text:p text:style-name="P12">На каждое сообщение сервер обязан дать ответ, если сообщение прошло проверку подписи.</text:p>
        </text:list-item>
        <text:list-item>
          <text:p text:style-name="P12">Если подпись сообщения не прошла проверку, то сервер не дает никакого ответа, соединение разрывается. </text:p>
        </text:list-item>
        <text:list-item>
          <text:p text:style-name="P12">При превышении определенного количества неудачных запросов клиент <text:span text:style-name="T4">попадает в бан</text:span>.</text:p>
        </text:list-item>
      </text:list>
      <text:h text:style-name="P18" text:outline-level="2">Описание протокола и отличия от стандартного JSON-RCP 1.0</text:h>
      <text:p text:style-name="P1"><text:s text:c="3"/>Модификация протокола заключается в добавлении идентификатора отправителя и md5 подписи к каждому запросу. Данная подпись позволяет однозначно идентифицировать отправителя и удостовериться что он имеет права выполнить то или иное действие. Алгоритм формирования сообщения будет следующим:</text:p>
      <text:list xml:id="list2157717403872915770" text:style-name="L2">
        <text:list-item>
          <text:p text:style-name="P13">Сформировать объект запроса в формате стандартного JSON-RPC 1.0 .</text:p>
        </text:list-item>
        <text:list-item>
          <text:p text:style-name="P13">Преобразовать полученный объект в json-строку.</text:p>
        </text:list-item>
        <text:list-item>
          <text:p text:style-name="P13">Осуществить конкатенацию полученной json-строки с идентификатором отправителя и секретным ключом обмена.</text:p>
        </text:list-item>
        <text:list-item>
          <text:p text:style-name="P13">Вычислить хэш md5 строки, полученной на предыдущем шаге.</text:p>
        </text:list-item>
        <text:list-item>
          <text:p text:style-name="P13">Сформировать объект со следующими полям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>sender</text:p>
          </table:table-cell>
          <table:table-cell table:style-name="Таблица1.A1" office:value-type="string">
            <text:p text:style-name="P7">string(64)</text:p>
          </table:table-cell>
          <table:table-cell table:style-name="Таблица1.C1" office:value-type="string">
            <text:p text:style-name="P7">Идентификатор отправителя </text:p>
          </table:table-cell>
        </table:table-row>
        <table:table-row>
          <table:table-cell table:style-name="Таблица1.A2" office:value-type="string">
            <text:p text:style-name="P7">sign</text:p>
          </table:table-cell>
          <table:table-cell table:style-name="Таблица1.A2" office:value-type="string">
            <text:p text:style-name="P7">string(32)</text:p>
          </table:table-cell>
          <table:table-cell table:style-name="Таблица1.C2" office:value-type="string">
            <text:p text:style-name="P7">Подпись, хэш md5, полученная на шаге 4.</text:p>
          </table:table-cell>
        </table:table-row>
        <table:table-row>
          <table:table-cell table:style-name="Таблица1.A2" office:value-type="string">
            <text:p text:style-name="P7">request</text:p>
          </table:table-cell>
          <table:table-cell table:style-name="Таблица1.A2" office:value-type="string">
            <text:p text:style-name="P7">string</text:p>
          </table:table-cell>
          <table:table-cell table:style-name="Таблица1.C2" office:value-type="string">
            <text:p text:style-name="P7">Json строка, полученная на шаге 2</text:p>
          </table:table-cell>
        </table:table-row>
      </table:table>
      <text:list xml:id="list143203523898926" text:continue-numbering="true" text:style-name="L2">
        <text:list-item>
          <text:p text:style-name="P13">Из данного объекта сформировать json строку</text:p>
        </text:list-item>
      </text:list>
      <text:p text:style-name="P1">Сформированное сообщение должно быть установлено в теле запроса POST.</text:p>
      <text:p text:style-name="P1">Структура объекта запроса в формате стандартного JSON-RPC 1.0 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">method</text:p>
          </table:table-cell>
          <table:table-cell table:style-name="Таблица3.A1" office:value-type="string">
            <text:p text:style-name="P7">string</text:p>
          </table:table-cell>
          <table:table-cell table:style-name="Таблица3.C1" office:value-type="string">
            <text:p text:style-name="P7">Наименование метода (т. е. функции), который должен быть выполнен сервером</text:p>
          </table:table-cell>
        </table:table-row>
        <table:table-row>
          <table:table-cell table:style-name="Таблица3.A2" office:value-type="string">
            <text:p text:style-name="P7">params</text:p>
          </table:table-cell>
          <table:table-cell table:style-name="Таблица3.A2" office:value-type="string">
            <text:p text:style-name="P7">array</text:p>
          </table:table-cell>
          <table:table-cell table:style-name="Таблица3.C2" office:value-type="string">
            <text:p text:style-name="P7">Массив (!) параметров</text:p>
          </table:table-cell>
        </table:table-row>
        <table:table-row>
          <table:table-cell table:style-name="Таблица3.A2" office:value-type="string">
            <text:p text:style-name="P7">id</text:p>
          </table:table-cell>
          <table:table-cell table:style-name="Таблица3.A2" office:value-type="string">
            <text:p text:style-name="P7">string</text:p>
          </table:table-cell>
          <table:table-cell table:style-name="Таблица3.C2" office:value-type="string">
            <text:p text:style-name="P7">Идентификатор запроса, в идеале должен быть уникальным. Сервер в ответе на запрос добавляет этот идентификатор, чтобы клиент знал на какой запрос это ответ. Может быть пустой строкой. </text:p>
          </table:table-cell>
        </table:table-row>
      </table:table>
      <text:p text:style-name="P1"/>
      <text:p text:style-name="P1"><text:s/>Сервер (CRM система) должна ответить на запрос клиента сообщением, сформированному по следующему алгоритму:</text:p>
      <text:list xml:id="list2262094561491946738" text:style-name="L3">
        <text:list-item>
          <text:p text:style-name="P14">Сформировать объект ответа в формате стандартного JSON-RPC 1.0</text:p>
        </text:list-item>
        <text:list-item>
          <text:p text:style-name="P14">Преобразовать полученный объект в json-строку</text:p>
        </text:list-item>
        <text:list-item>
          <text:p text:style-name="P14">Осуществить конкатенацию полученной json-строки с идентификатором клиента (отправителя) и секретным ключом обмена.</text:p>
        </text:list-item>
        <text:list-item>
          <text:p text:style-name="P14">Вычислить хэш md5 строки, полученной на предыдущем шаге.</text:p>
        </text:list-item>
        <text:list-item>
          <text:p text:style-name="P14">Сформировать объект со следующими полям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">sign</text:p>
          </table:table-cell>
          <table:table-cell table:style-name="Таблица2.A1" office:value-type="string">
            <text:p text:style-name="P7">string(32)</text:p>
          </table:table-cell>
          <table:table-cell table:style-name="Таблица2.C1" office:value-type="string">
            <text:p text:style-name="P7">Подпись, хэш md5, полученная на шаге 4.</text:p>
          </table:table-cell>
        </table:table-row>
        <table:table-row>
          <table:table-cell table:style-name="Таблица2.A2" office:value-type="string">
            <text:p text:style-name="P7">answer</text:p>
          </table:table-cell>
          <table:table-cell table:style-name="Таблица2.A2" office:value-type="string">
            <text:p text:style-name="P7">string</text:p>
          </table:table-cell>
          <table:table-cell table:style-name="Таблица2.C2" office:value-type="string">
            <text:p text:style-name="P7">Json строка, полученная на шаге 2</text:p>
          </table:table-cell>
        </table:table-row>
      </table:table>
      <text:list xml:id="list143202613483601" text:continue-numbering="true" text:style-name="L3">
        <text:list-item>
          <text:p text:style-name="P14">Из данного объекта сформировать json строку.</text:p>
        </text:list-item>
      </text:list>
      <text:p text:style-name="P1">Структура объекта ответа в формате JSON-RCP 1.0 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7">result</text:p>
          </table:table-cell>
          <table:table-cell table:style-name="Таблица4.A1" office:value-type="string">
            <text:p text:style-name="P7">mixed</text:p>
          </table:table-cell>
          <table:table-cell table:style-name="Таблица4.C1" office:value-type="string">
            <text:p text:style-name="P7">Результат выполнения метода. Может быть любого типа (объект, массив, строка, число и т.п.)</text:p>
          </table:table-cell>
        </table:table-row>
        <table:table-row>
          <table:table-cell table:style-name="Таблица4.A2" office:value-type="string">
            <text:p text:style-name="P7">error</text:p>
          </table:table-cell>
          <table:table-cell table:style-name="Таблица4.A2" office:value-type="string">
            <text:p text:style-name="P7">null или string</text:p>
          </table:table-cell>
          <table:table-cell table:style-name="Таблица4.C2" office:value-type="string">
            <text:p text:style-name="P7">Описание ошибки или NULL, если ошибки нет.</text:p>
          </table:table-cell>
        </table:table-row>
        <table:table-row>
          <table:table-cell table:style-name="Таблица4.A2" office:value-type="string">
            <text:p text:style-name="P7">id</text:p>
          </table:table-cell>
          <table:table-cell table:style-name="Таблица4.A2" office:value-type="string">
            <text:p text:style-name="P7">string</text:p>
          </table:table-cell>
          <table:table-cell table:style-name="Таблица4.C2" office:value-type="string">
            <text:p text:style-name="P7">Идентификатор запроса.</text:p>
          </table:table-cell>
        </table:table-row>
      </table:table>
      <text:p text:style-name="P1"/>
      <text:p text:style-name="P1"/>
      <text:p text:style-name="P1">Данная json строка должна быть отправлена серверу в теле ответа. Сервер устанавливает content-type для ответа application/json .</text:p>
      <text:p text:style-name="Text_20_body"/>
      <text:h text:style-name="P19" text:outline-level="2">Методы и параметры:</text:h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8">метод</text:p>
          </table:table-cell>
          <table:table-cell table:style-name="Таблица5.A1" office:value-type="string">
            <text:p text:style-name="P9">getBlackList</text:p>
          </table:table-cell>
          <table:table-cell table:style-name="Таблица5.C1" office:value-type="string">
            <text:p text:style-name="P10">Получить черный список телефонов</text:p>
          </table:table-cell>
        </table:table-row>
        <table:table-row>
          <table:table-cell table:style-name="Таблица5.A2" office:value-type="string">
            <text:p text:style-name="P8">параметры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P10">Без параметров</text:p>
          </table:table-cell>
        </table:table-row>
        <table:table-row>
          <table:table-cell table:style-name="Таблица5.A2" office:value-type="string">
            <text:p text:style-name="P8">возвращает</text:p>
          </table:table-cell>
          <table:table-cell table:style-name="Таблица5.A2" office:value-type="string">
            <text:p text:style-name="P10">[&lt;телефон 1&gt;, &lt;телефон 2&gt;, …, &lt;телефон n&gt;]</text:p>
          </table:table-cell>
          <table:table-cell table:style-name="Таблица5.C2" office:value-type="string">
            <text:p text:style-name="P11">Массив телефонов, добавленных в ЧС</text:p>
          </table:table-cell>
        </table:table-row>
      </table:table>
      <text:p text:style-name="P2"/>
      <text:h text:style-name="P20" text:outline-level="2"/>
      <text:h text:style-name="P21" text:outline-level="2">Примеры реализации (для того, чтобы было все понятно)</text:h>
      <text:h text:style-name="P22" text:outline-level="3">Клиент:</text:h>
      <text:p text:style-name="P4"><text:span text:style-name="symbol0_5f_php">&lt;</text:span>?php</text:p>
      <text:p text:style-name="P4"><text:span text:style-name="regexp0_5f_php">$now</text:span> <text:span text:style-name="symbol0_5f_php">=</text:span> <text:span text:style-name="keyword2_5f_php">time</text:span><text:span text:style-name="symbol0_5f_php">();</text:span> <text:tab/><text:tab/><text:tab/><text:tab/><text:span text:style-name="comment0_5f_php">//текущее время в unix timestamp</text:span></text:p>
      <text:p text:style-name="P4"/>
      <text:p text:style-name="P4"><text:span text:style-name="regexp0_5f_php">$url</text:span> <text:span text:style-name="symbol0_5f_php">=</text:span> <text:span text:style-name="string_5f_php">"http://path_to_crm/excapi"</text:span><text:span text:style-name="symbol0_5f_php">;</text:span><text:tab/><text:span text:style-name="comment0_5f_php">//url запроса, т.е. точка входа</text:span></text:p>
      <text:p text:style-name="P4"><text:span text:style-name="regexp0_5f_php">$clientID</text:span> <text:span text:style-name="symbol0_5f_php">=</text:span> <text:span text:style-name="string_5f_php">"partner_1"</text:span><text:span text:style-name="symbol0_5f_php">;</text:span> <text:tab/><text:tab/><text:span text:style-name="comment0_5f_php">//идентификатор клиента</text:span></text:p>
      <text:p text:style-name="P4"><text:span text:style-name="regexp0_5f_php">$secret</text:span> <text:span text:style-name="symbol0_5f_php">=</text:span> <text:span text:style-name="string_5f_php">"This is my secret phrase"</text:span><text:span text:style-name="symbol0_5f_php">;</text:span> <text:tab/><text:span text:style-name="comment0_5f_php">//секретный ключ</text:span></text:p>
      <text:p text:style-name="P4"/>
      <text:p text:style-name="P4"><text:span text:style-name="comment0_5f_php">//Щаг 1. Создаем объект запроса </text:span></text:p>
      <text:p text:style-name="P4"><text:span text:style-name="regexp0_5f_php">$req</text:span> <text:span text:style-name="symbol0_5f_php">=</text:span> <text:span text:style-name="keyword2_5f_php">array</text:span><text:span text:style-name="symbol0_5f_php">(</text:span></text:p>
      <text:p text:style-name="P4"><text:s/><text:span text:style-name="string_5f_php"><text:s/>'method'</text:span> <text:span text:style-name="symbol0_5f_php">=&gt;</text:span><text:span text:style-name="string_5f_php"> '</text:span><text:span text:style-name="string_5f_php"><text:span text:style-name="T1">getBlackList</text:span></text:span><text:span text:style-name="string_5f_php">'</text:span><text:span text:style-name="symbol0_5f_php">,</text:span></text:p>
      <text:p text:style-name="P5"><text:s/><text:span text:style-name="string_5f_php"><text:s/>'params'</text:span> <text:span text:style-name="symbol0_5f_php">=&gt;</text:span> <text:span text:style-name="keyword2_5f_php">array</text:span><text:span text:style-name="symbol0_5f_php">(),</text:span> <text:span text:style-name="comment0_5f_php">// параметры запроса</text:span></text:p>
      <text:p text:style-name="P4"><text:s/><text:span text:style-name="string_5f_php"><text:s/>'id'</text:span> <text:span text:style-name="symbol0_5f_php">=&gt;</text:span> <text:span text:style-name="symbol0_5f_php">(</text:span><text:span text:style-name="regexp0_5f_php">$now</text:span> <text:span text:style-name="symbol0_5f_php">*</text:span> <text:span text:style-name="number_5f_php">1000</text:span> <text:span text:style-name="symbol0_5f_php">+</text:span> <text:span text:style-name="keyword2_5f_php">rand</text:span><text:span text:style-name="symbol0_5f_php">(</text:span><text:span text:style-name="number_5f_php">0</text:span><text:span text:style-name="symbol0_5f_php">,</text:span> <text:span text:style-name="number_5f_php">999</text:span><text:span text:style-name="symbol0_5f_php">))</text:span><text:tab/><text:span text:style-name="comment0_5f_php">// псевдо-случайное id запроса</text:span></text:p>
      <text:p text:style-name="P4"><text:span text:style-name="symbol0_5f_php">);</text:span></text:p>
      <text:p text:style-name="P4"/>
      <text:p text:style-name="P4"><text:span text:style-name="comment0_5f_php">//Шаг 2. Получаем json строку из объекта запроса</text:span></text:p>
      <text:p text:style-name="P4"><text:span text:style-name="regexp0_5f_php">$req_str</text:span> <text:span text:style-name="symbol0_5f_php">=</text:span> json_encode<text:span text:style-name="symbol0_5f_php">(</text:span><text:span text:style-name="regexp0_5f_php">$req</text:span><text:span text:style-name="symbol0_5f_php">);</text:span></text:p>
      <text:p text:style-name="P4"/>
      <text:p text:style-name="P4"><text:span text:style-name="comment0_5f_php">//Шаг 3 и 4. Получаем подпись запроса.</text:span></text:p>
      <text:p text:style-name="P4"><text:span text:style-name="regexp0_5f_php">$chk_str</text:span> <text:span text:style-name="symbol0_5f_php">=</text:span> <text:span text:style-name="regexp0_5f_php">$req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4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4"/>
      <text:p text:style-name="P4"><text:span text:style-name="comment0_5f_php">//Шаг 5 и 6. Сформируем тело запроса</text:span></text:p>
      <text:p text:style-name="P4"><text:span text:style-name="regexp0_5f_php">$body_obj</text:span> <text:span text:style-name="symbol0_5f_php">=</text:span> <text:span text:style-name="keyword2_5f_php">array</text:span><text:span text:style-name="symbol0_5f_php">(</text:span></text:p>
      <text:p text:style-name="P4"><text:s/><text:span text:style-name="string_5f_php"><text:s/>'sender'</text:span> <text:span text:style-name="symbol0_5f_php">=&gt;</text:span> <text:span text:style-name="regexp0_5f_php">$clientID</text:span><text:span text:style-name="symbol0_5f_php">,</text:span> </text:p>
      <text:p text:style-name="P4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4"><text:s/><text:span text:style-name="string_5f_php"><text:s/>'request'</text:span> <text:span text:style-name="symbol0_5f_php">=&gt;</text:span> <text:span text:style-name="regexp0_5f_php">$req_str</text:span></text:p>
      <text:p text:style-name="P4"><text:span text:style-name="symbol0_5f_php">);</text:span></text:p>
      <text:p text:style-name="P4"><text:span text:style-name="regexp0_5f_php">$body_str</text:span> <text:span text:style-name="symbol0_5f_php">=</text:span> json_encode<text:span text:style-name="symbol0_5f_php">(</text:span><text:span text:style-name="regexp0_5f_php">$body_obj</text:span><text:span text:style-name="symbol0_5f_php">);</text:span></text:p>
      <text:p text:style-name="P4"/>
      <text:p text:style-name="P6"><text:span text:style-name="comment0_5f_php"><text:span text:style-name="T2">//Сформируем и выполним сам запрос </text:span></text:span></text:p>
      <text:p text:style-name="P6"><text:span text:style-name="comment0_5f_php"><text:span text:style-name="T2"><text:s text:c="2"/></text:span></text:span><text:span text:style-name="regexp0_5f_php"><text:span text:style-name="T2">$ch</text:span></text:span><text:span text:style-name="comment0_5f_php"><text:span text:style-name="T2"> </text:span></text:span><text:span text:style-name="symbol0_5f_php"><text:span text:style-name="T2">=</text:span></text:span><text:span text:style-name="comment0_5f_php"><text:span text:style-name="T2"> curl_init</text:span></text:span><text:span text:style-name="symbol0_5f_php"><text:span text:style-name="T2">(</text:span></text:span><text:span text:style-name="regexp0_5f_php"><text:span text:style-name="T2">$crm</text:span></text:span><text:span text:style-name="symbol0_5f_php"><text:span text:style-name="T2">-&gt;</text:span></text:span><text:span text:style-name="comment0_5f_php"><text:span text:style-name="T2">url</text:span></text:span><text:span text:style-name="symbol0_5f_php"><text:span text:style-name="T2">);</text:span></text:span><text:span text:style-name="comment0_5f_php"><text:span text:style-name="T2"> <text:s text:c="69"/></text:span></text:span></text:p>
      <text:p text:style-name="P6"><text:span text:style-name="comment0_5f_php"><text:span text:style-name="T2"><text:s text:c="2"/>curl_setopt</text:span></text:span><text:span text:style-name="symbol0_5f_php"><text:span text:style-name="T2">(</text:span></text:span><text:span text:style-name="regexp0_5f_php"><text:span text:style-name="T2">$ch</text:span></text:span><text:span text:style-name="symbol0_5f_php"><text:span text:style-name="T2">,</text:span></text:span><text:span text:style-name="comment0_5f_php"><text:span text:style-name="T2"> CURLOPT_CUSTOMREQUEST</text:span></text:span><text:span text:style-name="symbol0_5f_php"><text:span text:style-name="T2">,</text:span></text:span><text:span text:style-name="comment0_5f_php"><text:span text:style-name="T2"> </text:span></text:span><text:span text:style-name="string_5f_php"><text:span text:style-name="T2">"POST"</text:span></text:span><text:span text:style-name="symbol0_5f_php"><text:span text:style-name="T2">);</text:span></text:span><text:span text:style-name="comment0_5f_php"><text:span text:style-name="T2"> <text:s text:c="68"/></text:span></text:span></text:p>
      <text:p text:style-name="P6"><text:span text:style-name="comment0_5f_php"><text:span text:style-name="T2"><text:s text:c="2"/>curl_setopt</text:span></text:span><text:span text:style-name="symbol0_5f_php"><text:span text:style-name="T2">(</text:span></text:span><text:span text:style-name="regexp0_5f_php"><text:span text:style-name="T2">$ch</text:span></text:span><text:span text:style-name="symbol0_5f_php"><text:span text:style-name="T2">,</text:span></text:span><text:span text:style-name="comment0_5f_php"><text:span text:style-name="T2"> CURLOPT_POSTFIELDS</text:span></text:span><text:span text:style-name="symbol0_5f_php"><text:span text:style-name="T2">,</text:span></text:span><text:span text:style-name="comment0_5f_php"><text:span text:style-name="T2"> </text:span></text:span><text:span text:style-name="regexp0_5f_php"><text:span text:style-name="T2">$body_str</text:span></text:span><text:span text:style-name="symbol0_5f_php"><text:span text:style-name="T2">);</text:span></text:span><text:span text:style-name="comment0_5f_php"><text:span text:style-name="T2"> <text:s text:c="65"/></text:span></text:span></text:p>
      <text:p text:style-name="P6"><text:span text:style-name="comment0_5f_php"><text:span text:style-name="T2"><text:s text:c="2"/>curl_setopt</text:span></text:span><text:span text:style-name="symbol0_5f_php"><text:span text:style-name="T2">(</text:span></text:span><text:span text:style-name="regexp0_5f_php"><text:span text:style-name="T2">$ch</text:span></text:span><text:span text:style-name="symbol0_5f_php"><text:span text:style-name="T2">,</text:span></text:span><text:span text:style-name="comment0_5f_php"><text:span text:style-name="T2"> CURLOPT_RETURNTRANSFER</text:span></text:span><text:span text:style-name="symbol0_5f_php"><text:span text:style-name="T2">,</text:span></text:span><text:span text:style-name="comment0_5f_php"><text:span text:style-name="T2"> </text:span></text:span><text:span text:style-name="keyword1_5f_php"><text:span text:style-name="T2">true</text:span></text:span><text:span text:style-name="symbol0_5f_php"><text:span text:style-name="T2">);</text:span></text:span><text:span text:style-name="comment0_5f_php"><text:span text:style-name="T2"> <text:s text:c="69"/></text:span></text:span></text:p>
      <text:p text:style-name="P6"><text:span text:style-name="comment0_5f_php"><text:span text:style-name="T2"><text:s text:c="2"/>curl_setopt</text:span></text:span><text:span text:style-name="symbol0_5f_php"><text:span text:style-name="T2">(</text:span></text:span><text:span text:style-name="regexp0_5f_php"><text:span text:style-name="T2">$ch</text:span></text:span><text:span text:style-name="symbol0_5f_php"><text:span text:style-name="T2">,</text:span></text:span><text:span text:style-name="comment0_5f_php"><text:span text:style-name="T2"> CURLOPT_HTTPHEADER</text:span></text:span><text:span text:style-name="symbol0_5f_php"><text:span text:style-name="T2">,</text:span></text:span><text:span text:style-name="comment0_5f_php"><text:span text:style-name="T2"> </text:span></text:span><text:span text:style-name="keyword2_5f_php"><text:span text:style-name="T2">array</text:span></text:span><text:span text:style-name="symbol0_5f_php"><text:span text:style-name="T2">(</text:span></text:span><text:span text:style-name="comment0_5f_php"><text:span text:style-name="T2"> <text:s text:c="73"/></text:span></text:span></text:p>
      <text:p text:style-name="P6"><text:span text:style-name="comment0_5f_php"><text:span text:style-name="T2"><text:s text:c="5"/></text:span></text:span><text:span text:style-name="string_5f_php"><text:span text:style-name="T2"><text:s/>'Content-Type: application/json'</text:span></text:span><text:span text:style-name="symbol0_5f_php"><text:span text:style-name="T2">,</text:span></text:span><text:span text:style-name="comment0_5f_php"><text:span text:style-name="T2"> <text:s text:c="79"/></text:span></text:span></text:p>
      <text:p text:style-name="P6"><text:span text:style-name="comment0_5f_php"><text:span text:style-name="T2"><text:s text:c="5"/></text:span></text:span><text:span text:style-name="string_5f_php"><text:span text:style-name="T2"><text:s/>'Content-Length: '</text:span></text:span><text:span text:style-name="comment0_5f_php"><text:span text:style-name="T2"> </text:span></text:span><text:span text:style-name="symbol0_5f_php"><text:span text:style-name="T2">.</text:span></text:span><text:span text:style-name="comment0_5f_php"><text:span text:style-name="T2"> </text:span></text:span><text:span text:style-name="keyword2_5f_php"><text:span text:style-name="T2">strlen</text:span></text:span><text:span text:style-name="symbol0_5f_php"><text:span text:style-name="T2">(</text:span></text:span><text:span text:style-name="regexp0_5f_php"><text:span text:style-name="T2">$body_str</text:span></text:span><text:span text:style-name="symbol0_5f_php"><text:span text:style-name="T2">))</text:span></text:span><text:span text:style-name="comment0_5f_php"><text:span text:style-name="T2"> <text:s text:c="70"/></text:span></text:span></text:p>
      <text:p text:style-name="P6"><text:span text:style-name="comment0_5f_php"><text:span text:style-name="T2"><text:s text:c="2"/></text:span></text:span><text:span text:style-name="symbol0_5f_php"><text:span text:style-name="T2">);</text:span></text:span><text:span text:style-name="comment0_5f_php"><text:span text:style-name="T2"> <text:s text:c="114"/></text:span></text:span></text:p>
      <text:p text:style-name="P6"><text:span text:style-name="comment0_5f_php"><text:span text:style-name="T2"><text:s text:c="2"/></text:span></text:span></text:p>
      <text:p text:style-name="P6"><text:span text:style-name="comment0_5f_php"><text:span text:style-name="T2"><text:s text:c="2"/></text:span></text:span><text:span text:style-name="regexp0_5f_php"><text:span text:style-name="T2">$resp_str</text:span></text:span><text:span text:style-name="comment0_5f_php"><text:span text:style-name="T2"> </text:span></text:span><text:span text:style-name="symbol0_5f_php"><text:span text:style-name="T2">=</text:span></text:span><text:span text:style-name="comment0_5f_php"><text:span text:style-name="T2"> curl_exec</text:span></text:span><text:span text:style-name="symbol0_5f_php"><text:span text:style-name="T2">(</text:span></text:span><text:span text:style-name="regexp0_5f_php"><text:span text:style-name="T2">$ch</text:span></text:span><text:span text:style-name="symbol0_5f_php"><text:span text:style-name="T2">);</text:span></text:span></text:p>
      <text:p text:style-name="P6"><text:span text:style-name="symbol0_5f_php"><text:s text:c="3"/></text:span><text:span text:style-name="comment0_5f_php">//</text:span><text:span text:style-name="comment0_5f_php"><text:span text:style-name="T3">получим структуру ответа</text:span></text:span></text:p>
      <text:p text:style-name="P6"><text:span text:style-name="symbol0_5f_php"><text:s text:c="3"/></text:span><text:span text:style-name="regexp0_5f_php"><text:span text:style-name="T3">$resp</text:span></text:span><text:span text:style-name="symbol0_5f_php"><text:span text:style-name="T3"> = json_decode(</text:span></text:span><text:span text:style-name="regexp0_5f_php"><text:span text:style-name="T3">$resp_str</text:span></text:span><text:span text:style-name="symbol0_5f_php"><text:span text:style-name="T3">);</text:span></text:span></text:p>
      <text:p text:style-name="P6"><text:span text:style-name="symbol0_5f_php"><text:s text:c="3"/></text:span><text:span text:style-name="comment0_5f_php">//</text:span><text:span text:style-name="comment0_5f_php"><text:span text:style-name="T3">выведем ответ</text:span></text:span></text:p>
      <text:p text:style-name="P6"><text:span text:style-name="symbol0_5f_php"><text:s text:c="3"/></text:span><text:span text:style-name="keyword2_5f_php"><text:span text:style-name="T3">echo</text:span></text:span><text:span text:style-name="symbol0_5f_php"><text:span text:style-name="T3"> «Результат выполнения запроса» . </text:span></text:span><text:span text:style-name="keyword2_5f_php"><text:span text:style-name="T3">print_r</text:span></text:span><text:span text:style-name="symbol0_5f_php"><text:span text:style-name="T3">(</text:span></text:span><text:span text:style-name="regexp0_5f_php"><text:span text:style-name="T3">$resp</text:span></text:span><text:span text:style-name="symbol0_5f_php"><text:span text:style-name="T3">-&gt;result, </text:span></text:span><text:span text:style-name="keyword1_5f_php"><text:span text:style-name="T3">true</text:span></text:span><text:span text:style-name="symbol0_5f_php"><text:span text:style-name="T3">) . «\n»;</text:span></text:span></text:p>
      <text:p text:style-name="P6"><text:span text:style-name="symbol0_5f_php"><text:s text:c="3"/></text:span><text:span text:style-name="keyword2_5f_php"><text:span text:style-name="T3">echo</text:span></text:span><text:span text:style-name="symbol0_5f_php"><text:span text:style-name="T3"> «Ошибки при выполнении запроса» . </text:span></text:span><text:span text:style-name="keyword2_5f_php"><text:span text:style-name="T3">print_r</text:span></text:span><text:span text:style-name="symbol0_5f_php"><text:span text:style-name="T3">(</text:span></text:span><text:span text:style-name="regexp0_5f_php"><text:span text:style-name="T3">$resp</text:span></text:span><text:span text:style-name="symbol0_5f_php"><text:span text:style-name="T3">-&gt;error, </text:span></text:span><text:span text:style-name="keyword1_5f_php"><text:span text:style-name="T3">true</text:span></text:span><text:span text:style-name="symbol0_5f_php"><text:span text:style-name="T3">) . «\n»;</text:span></text:span></text:p>
      <text:p text:style-name="P6"><text:span text:style-name="symbol0_5f_php"><text:s text:c="3"/></text:span><text:span text:style-name="keyword2_5f_php"><text:span text:style-name="T3">echo</text:span></text:span><text:span text:style-name="symbol0_5f_php"><text:span text:style-name="T3"> «ID запроса » . </text:span></text:span><text:span text:style-name="regexp0_5f_php"><text:span text:style-name="T3">$resp</text:span></text:span><text:span text:style-name="symbol0_5f_php"><text:span text:style-name="T3">-&gt;id . «\n»;</text:span></text:span></text:p>
      <text:p text:style-name="P6"><text:span text:style-name="symbol0_5f_php"><text:s text:c="3"/></text:span></text:p>
      <text:p text:style-name="P4"/>
      <text:p text:style-name="P4"/>
      <text:h text:style-name="P23" text:outline-level="3">Сервер:</text:h>
      <text:p text:style-name="P4"><text:span text:style-name="symbol0_5f_php">&lt;</text:span>?php</text:p>
      <text:p text:style-name="P4"><text:span text:style-name="comment0_5f_php">//получим тело запроса, от клиента</text:span></text:p>
      <text:p text:style-name="P4"><text:span text:style-name="regexp0_5f_php">$post_data</text:span> <text:span text:style-name="symbol0_5f_php">=</text:span> <text:span text:style-name="keyword2_5f_php">file_get_contents</text:span><text:span text:style-name="symbol0_5f_php">(</text:span><text:span text:style-name="string_5f_php">"php://input"</text:span><text:span text:style-name="symbol0_5f_php">);</text:span></text:p>
      <text:p text:style-name="P4"><text:span text:style-name="comment0_5f_php">//преобразуем строку запроса в php Объект</text:span></text:p>
      <text:p text:style-name="P4"><text:span text:style-name="regexp0_5f_php">$body</text:span> <text:span text:style-name="symbol0_5f_php">=</text:span> json_decode<text:span text:style-name="symbol0_5f_php">(</text:span><text:span text:style-name="regexp0_5f_php">$post_data</text:span><text:span text:style-name="symbol0_5f_php">);</text:span></text:p>
      <text:p text:style-name="P4"><text:span text:style-name="comment0_5f_php">//проверим подпись сообщения</text:span></text:p>
      <text:p text:style-name="P4"><text:span text:style-name="regexp0_5f_php">$clientID</text:span> <text:span text:style-name="symbol0_5f_php">=</text:span> <text:span text:style-name="regexp0_5f_php">$body</text:span><text:span text:style-name="symbol0_5f_php">-&gt;</text:span>sender<text:span text:style-name="symbol0_5f_php">;</text:span></text:p>
      <text:p text:style-name="P4"><text:span text:style-name="regexp0_5f_php">$secret</text:span> <text:span text:style-name="symbol0_5f_php">=</text:span> getClientSecret<text:span text:style-name="symbol0_5f_php">(</text:span><text:span text:style-name="regexp0_5f_php">$clientID</text:span><text:span text:style-name="symbol0_5f_php">);</text:span></text:p>
      <text:p text:style-name="P4"><text:span text:style-name="regexp0_5f_php">$chk_str</text:span> <text:span text:style-name="symbol0_5f_php">=</text:span> <text:span text:style-name="regexp0_5f_php">$body</text:span><text:span text:style-name="symbol0_5f_php">-&gt;</text:span>request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4"><text:span text:style-name="regexp0_5f_php">$valid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4"><text:span text:style-name="keyword0_5f_php">if</text:span><text:span text:style-name="symbol0_5f_php">(!</text:span><text:span text:style-name="regexp0_5f_php">$chk_str</text:span> <text:span text:style-name="symbol0_5f_php">||</text:span> <text:span text:style-name="regexp0_5f_php">$validSign</text:span> <text:span text:style-name="symbol0_5f_php">!=</text:span> <text:span text:style-name="regexp0_5f_php">$body</text:span><text:span text:style-name="symbol0_5f_php">-&gt;</text:span>sign<text:span text:style-name="symbol0_5f_php">)</text:span> <text:span text:style-name="symbol0_5f_php">{</text:span></text:p>
      <text:p text:style-name="P4"><text:s text:c="2"/><text:span text:style-name="comment_5f_multi_5f_php">/*клиент не прошел аутентификацию, шлем его в прекрасное далеко,</text:span></text:p>
      <text:p text:style-name="P4"><text:span text:style-name="comment_5f_multi_5f_php"><text:s text:c="4"/>если наглеет не первый раз, то вообще баним его */</text:span></text:p>
      <text:p text:style-name="P4"><text:span text:style-name="symbol0_5f_php">}</text:span></text:p>
      <text:p text:style-name="P4"><text:span text:style-name="comment0_5f_php">//получаем объект запроса</text:span></text:p>
      <text:p text:style-name="P4"><text:span text:style-name="regexp0_5f_php">$req</text:span> <text:span text:style-name="symbol0_5f_php">=</text:span> json_decode<text:span text:style-name="symbol0_5f_php">(</text:span><text:span text:style-name="regexp0_5f_php">$body</text:span><text:span text:style-name="symbol0_5f_php">-&gt;</text:span>request<text:span text:style-name="symbol0_5f_php">);</text:span></text:p>
      <text:p text:style-name="P4"><text:span text:style-name="comment0_5f_php">//выполним запрос</text:span></text:p>
      <text:p text:style-name="P4"><text:span text:style-name="keyword2_5f_php">list</text:span><text:span text:style-name="symbol0_5f_php">(</text:span><text:span text:style-name="regexp0_5f_php">$res</text:span><text:span text:style-name="symbol0_5f_php">,</text:span> <text:span text:style-name="regexp0_5f_php">$err</text:span><text:span text:style-name="symbol0_5f_php">)</text:span> <text:span text:style-name="symbol0_5f_php">=</text:span> execJsonRpc<text:span text:style-name="symbol0_5f_php">(</text:span><text:span text:style-name="regexp0_5f_php">$req</text:span><text:span text:style-name="symbol0_5f_php">);</text:span></text:p>
      <text:p text:style-name="P4"/>
      <text:p text:style-name="P4"><text:span text:style-name="comment0_5f_php">//Шаг 1 и 2. Сформируем объект ответа и преобразуем его в json строку</text:span></text:p>
      <text:p text:style-name="P4"><text:span text:style-name="regexp0_5f_php">$ans</text:span> <text:span text:style-name="symbol0_5f_php">=</text:span> <text:span text:style-name="keyword2_5f_php">array</text:span><text:span text:style-name="symbol0_5f_php">(</text:span></text:p>
      <text:p text:style-name="P4"><text:s/><text:span text:style-name="string_5f_php"><text:s/>'result'</text:span> <text:span text:style-name="symbol0_5f_php">=&gt;</text:span> <text:span text:style-name="regexp0_5f_php">$res</text:span><text:span text:style-name="symbol0_5f_php">,</text:span><text:tab/><text:span text:style-name="comment0_5f_php">// результат</text:span></text:p>
      <text:p text:style-name="P4"><text:s/><text:span text:style-name="string_5f_php"><text:s/>'error'</text:span> <text:span text:style-name="symbol0_5f_php">=&gt;</text:span> <text:span text:style-name="regexp0_5f_php">$err</text:span><text:span text:style-name="symbol0_5f_php">,</text:span> <text:s text:c="5"/><text:span text:style-name="comment0_5f_php">// ошибка </text:span></text:p>
      <text:p text:style-name="P4"><text:s/><text:span text:style-name="string_5f_php"><text:s/>'id'</text:span> <text:span text:style-name="symbol0_5f_php">=&gt;</text:span> <text:span text:style-name="regexp0_5f_php">$body</text:span><text:span text:style-name="symbol0_5f_php">-&gt;</text:span>id <text:s text:c="4"/><text:span text:style-name="comment0_5f_php">// идентификатор запроса</text:span></text:p>
      <text:p text:style-name="P4"><text:span text:style-name="symbol0_5f_php">);</text:span></text:p>
      <text:p text:style-name="P4"><text:span text:style-name="regexp0_5f_php">$ans_str</text:span> <text:span text:style-name="symbol0_5f_php">=</text:span> json_encode<text:span text:style-name="symbol0_5f_php">(</text:span><text:span text:style-name="regexp0_5f_php">$ans</text:span><text:span text:style-name="symbol0_5f_php">);</text:span></text:p>
      <text:p text:style-name="P4"><text:span text:style-name="comment0_5f_php">//Шаг 3 и 4. Сформируем подпись сообщения.</text:span></text:p>
      <text:p text:style-name="P4"><text:span text:style-name="regexp0_5f_php">$chk_str</text:span> <text:span text:style-name="symbol0_5f_php">=</text:span> <text:span text:style-name="regexp0_5f_php">$ans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4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4"><text:span text:style-name="comment0_5f_php">//Шаг 5 и 6. Сформируем тело ответа.</text:span></text:p>
      <text:p text:style-name="P4"><text:span text:style-name="regexp0_5f_php">$ans_body</text:span> <text:span text:style-name="symbol0_5f_php">=</text:span> <text:span text:style-name="keyword2_5f_php">array</text:span><text:span text:style-name="symbol0_5f_php">(</text:span></text:p>
      <text:p text:style-name="P4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4"><text:s/><text:span text:style-name="string_5f_php"><text:s/>'answer'</text:span> <text:span text:style-name="symbol0_5f_php">=&gt;</text:span> <text:span text:style-name="regexp0_5f_php">$ans_str</text:span></text:p>
      <text:p text:style-name="P4"><text:span text:style-name="symbol0_5f_php">);</text:span></text:p>
      <text:p text:style-name="P4"><text:span text:style-name="regexp0_5f_php">$ans_body_str</text:span> <text:span text:style-name="symbol0_5f_php">=</text:span> json_encode<text:span text:style-name="symbol0_5f_php">(</text:span><text:span text:style-name="regexp0_5f_php">$ans_body</text:span><text:span text:style-name="symbol0_5f_php">);</text:span></text:p>
      <text:p text:style-name="P4"><text:span text:style-name="comment0_5f_php">//Отправить ответ клиенту</text:span></text:p>
      <text:p text:style-name="P4"><text:span text:style-name="keyword2_5f_php">header</text:span><text:span text:style-name="string_5f_php">('Content-Type: application/json'</text:span><text:span text:style-name="symbol0_5f_php">);</text:span></text:p>
      <text:p text:style-name="P4"><text:span text:style-name="keyword2_5f_php">echo</text:span> <text:span text:style-name="regexp0_5f_php">$ans_body_str</text:span><text:span text:style-name="symbol0_5f_php">;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hp" style:display-name="symbol0_php" style:family="text">
      <style:text-properties fo:color="#339933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0_5f_php" style:display-name="keyword0_php" style:family="text">
      <style:text-properties fo:color="#b1b100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2:47:29.410784653</meta:creation-date>
    <dc:date>2014-07-22T14:32:02.180088516</dc:date>
    <meta:editing-duration>PT12M40S</meta:editing-duration>
    <meta:editing-cycles>4</meta:editing-cycles>
    <meta:generator>LibreOffice/4.2.4.2$Linux_X86_64 LibreOffice_project/420m0$Build-2</meta:generator>
    <meta:document-statistic meta:table-count="5" meta:image-count="0" meta:object-count="0" meta:page-count="1" meta:paragraph-count="153" meta:word-count="794" meta:character-count="6459" meta:non-whitespace-character-count="5113"/>
  </office:meta>
</office:document-meta>
</file>